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system" style:font-pitch="variable"/>
    <style:font-face style:name="arial" svg:font-family="arial" style:font-family-generic="swiss"/>
  </office:font-face-decls>
  <office:automatic-styles>
    <style:style style:name="Tabela2" style:family="table">
      <style:table-properties style:width="6.3208in" fo:margin-left="-0.0007in" fo:margin-top="0in" fo:margin-bottom="0in" table:align="left" style:writing-mode="lr-tb"/>
    </style:style>
    <style:style style:name="Tabela2.A" style:family="table-column">
      <style:table-column-properties style:column-width="6.3208in"/>
    </style:style>
    <style:style style:name="Tabela2.1" style:family="table-row">
      <style:table-row-properties style:min-row-height="5.8743in" fo:keep-together="auto"/>
    </style:style>
    <style:style style:name="Tabela2.A1" style:family="table-cell">
      <style:table-cell-properties fo:background-color="#ffffff" fo:padding-left="0.0451in" fo:padding-right="0.0486in" fo:padding-top="0in" fo:padding-bottom="0in" fo:border="0.5pt solid #000001">
        <style:background-image/>
      </style:table-cell-properties>
    </style:style>
    <style:style style:name="P1" style:family="paragraph" style:parent-style-name="Text_20_body">
      <style:paragraph-properties fo:margin-top="0.1665in" fo:margin-bottom="0in" style:contextual-spacing="false" fo:text-align="center" style:justify-single-word="false"/>
      <style:text-properties fo:font-weight="bold" officeooo:paragraph-rsid="0001c5fa" style:font-weight-asian="bold" style:font-weight-complex="bold"/>
    </style:style>
    <style:style style:name="P2" style:family="paragraph" style:parent-style-name="Standard">
      <style:paragraph-properties fo:margin-top="0.0835in" fo:margin-bottom="0in" style:contextual-spacing="false"/>
      <style:text-properties officeooo:paragraph-rsid="0001c5fa"/>
    </style:style>
    <style:style style:name="P3" style:family="paragraph" style:parent-style-name="Text_20_body">
      <style:paragraph-properties fo:margin-top="0.1665in" fo:margin-bottom="0in" style:contextual-spacing="false" fo:text-align="center" style:justify-single-word="false"/>
      <style:text-properties style:font-name="arial" fo:font-weight="bold" officeooo:paragraph-rsid="0001c5fa" style:font-weight-asian="bold" style:font-weight-complex="bold"/>
    </style:style>
    <style:style style:name="P4" style:family="paragraph" style:parent-style-name="Author">
      <style:paragraph-properties fo:margin-left="0.1484in" fo:margin-right="0.148in" fo:margin-top="0in" fo:margin-bottom="0in" style:contextual-spacing="false" fo:text-indent="0in" style:auto-text-indent="false"/>
      <style:text-properties style:font-name="Arial" officeooo:paragraph-rsid="0001c5fa"/>
    </style:style>
    <style:style style:name="P5" style:family="paragraph" style:parent-style-name="Author">
      <style:paragraph-properties fo:margin-left="0.1484in" fo:margin-right="0.148in" fo:margin-top="0in" fo:margin-bottom="0in" style:contextual-spacing="false" fo:text-indent="0in" style:auto-text-indent="false"/>
      <style:text-properties style:font-name="Arial" fo:font-size="10pt" officeooo:paragraph-rsid="0001c5fa" style:font-size-asian="10pt" style:font-size-complex="10pt"/>
    </style:style>
    <style:style style:name="P6" style:family="paragraph" style:parent-style-name="Standard">
      <style:text-properties fo:font-size="10pt" officeooo:paragraph-rsid="0001c5fa" style:font-size-asian="8.75pt" style:font-size-complex="10pt"/>
    </style:style>
    <style:style style:name="P7" style:family="paragraph" style:parent-style-name="Standard">
      <style:paragraph-properties fo:line-height="100%" fo:text-align="justify" style:justify-single-word="false"/>
      <style:text-properties officeooo:paragraph-rsid="0001c5fa"/>
    </style:style>
    <style:style style:name="P8" style:family="paragraph" style:parent-style-name="Heading_20_4" style:list-style-name="WWNum1">
      <style:paragraph-properties fo:margin-left="0.1492in" fo:margin-right="0.1492in" fo:margin-top="0.1665in" fo:margin-bottom="0.1665in" style:contextual-spacing="false" fo:text-align="justify" style:justify-single-word="false" fo:text-indent="0in" style:auto-text-indent="false"/>
      <style:text-properties style:font-name="Arial" fo:font-size="10pt" fo:font-weight="bold" officeooo:paragraph-rsid="0001c5fa" style:font-size-asian="10pt" style:font-weight-asian="bold" style:font-size-complex="10pt"/>
    </style:style>
    <style:style style:name="P9" style:family="paragraph" style:parent-style-name="Standard" style:list-style-name="WWNum2">
      <style:paragraph-properties fo:margin-left="0.1492in" fo:margin-right="0.1492in" fo:margin-top="0.1665in" fo:margin-bottom="0in" style:contextual-spacing="false" fo:text-align="center" style:justify-single-word="false" fo:text-indent="0in" style:auto-text-indent="false"/>
      <style:text-properties fo:font-size="14pt" fo:font-weight="bold" officeooo:paragraph-rsid="0001c5fa" style:font-size-asian="14pt" style:font-weight-asian="bold"/>
    </style:style>
    <style:style style:name="P10" style:family="paragraph" style:parent-style-name="Standard">
      <style:paragraph-properties fo:margin-top="0.0835in" fo:margin-bottom="0in" style:contextual-spacing="false"/>
      <style:text-properties style:font-name="Arial" fo:font-size="10pt" officeooo:paragraph-rsid="0001c5fa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language="pt" fo:country="BR" fo:font-weight="normal" style:font-name-asian="Times1" style:font-weight-asian="normal"/>
    </style:style>
    <style:style style:name="T3" style:family="text">
      <style:text-properties fo:language="pt" fo:country="BR" fo:font-weight="normal" style:font-weight-asian="normal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01b08d"/>
    </style:style>
    <style:style style:name="T6" style:family="text">
      <style:text-properties officeooo:rsid="00034056"/>
    </style:style>
    <style:style style:name="T7" style:family="text">
      <style:text-properties style:font-name="Arial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officeooo:rsid="00034056" style:font-size-asian="10pt" style:font-size-complex="10pt"/>
    </style:style>
    <style:style style:name="T10" style:family="text">
      <style:text-properties style:font-name="Arial" fo:font-size="10pt" fo:language="en" fo:country="US" fo:font-style="italic" style:font-size-asian="10pt" style:font-style-asian="italic" style:font-size-complex="10pt"/>
    </style:style>
    <style:style style:name="T11" style:family="text">
      <style:text-properties style:font-name="Arial" fo:font-size="10pt" fo:language="en" fo:country="US" style:font-size-asian="10pt" style:font-size-complex="10pt"/>
    </style:style>
    <style:style style:name="T12" style:family="text">
      <style:text-properties style:font-name="Arial" fo:font-size="10pt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UMO <text:span text:style-name="T5">SIMPLES </text:span>DE TRABALHO <text:span text:style-name="T5">A SER </text:span>APRESENTADO NOS <text:line-break/><text:span text:style-name="T5">I</text:span><text:span text:style-name="T6">X</text:span> ENCONTROS UNIVERSITÁRIOS DO CAMPUS DA UFC EM RUSSAS</text:p>
      <text:p text:style-name="P1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list text:style-name="WWNum2">
              <text:list-item>
                <text:p text:style-name="P9">I<text:span text:style-name="T7">NSTRUÇÕES DE FORMATO PARA RESUMOS DOS ENCONTROS UNIVERSITÁRIOS</text:span></text:p>
              </text:list-item>
            </text:list>
            <text:p text:style-name="P4"/>
            <text:p text:style-name="P4"/>
            <text:p text:style-name="P5"><text:span text:style-name="T2">“</text:span><text:span text:style-name="T3">BLIND REVIEW”</text:span></text:p>
            <text:p text:style-name="P4"/>
            <text:list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8" text:outline-level="4">RESUMO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8">Este meta-artigo descreve o estilo a ser usado na confecção de resumos de trabalhos para publicação nos Encontros Universitários do Campus da UFC em Russas. É importante observar que na submissão inicial os nomes dos autores, endereço e e-mails devem ser omitidos (</text:span><text:span text:style-name="T10">blind review</text:span><text:span text:style-name="T11">)</text:span><text:span text:style-name="T8">. A temática do resumo deverá ser indicada após o cabeçalho da página, com fonte </text:span><text:span text:style-name="T9">Arial</text:span><text:span text:style-name="T8"> em negrito e tamanho de 12 pontos, com 12 pontos de espaço antes e 12 pontos de espaço depois, conforme exemplo acima. O título do resumo deverá ser escrito em letras maiúsculas, centralizado com fonte </text:span><text:span text:style-name="T9">Arial</text:span><text:span text:style-name="T8"> em negrito, tamanho de 14 pontos e com 12 pontos de espaço antes do título. Os nomes dos autores devem ser centrados em fonte </text:span><text:span text:style-name="T9">Arial</text:span><text:span text:style-name="T8"> de 1</text:span><text:span text:style-name="T9">0</text:span><text:span text:style-name="T8"> pontos, todos na mesma linha, separados por vírgulas e com 12 pontos de espaço após o título. Os nomes do orientador e coorientador (se houver) devem ser centrados em fonte </text:span><text:span text:style-name="T9">Arial</text:span><text:span text:style-name="T8"> de 1</text:span><text:span text:style-name="T9">0</text:span><text:span text:style-name="T8"> pontos, em negrito. Os endereços devem ser centrados em fonte </text:span><text:span text:style-name="T9">Arial</text:span><text:span text:style-name="T8"> de 1</text:span><text:span text:style-name="T9">0</text:span><text:span text:style-name="T8"> pontos, também com 12 pontos de espaço após os nomes dos autores. Os endereços de e-mail devem ser escritos usando fonte </text:span><text:span text:style-name="T12">Courier New</text:span><text:span text:style-name="T8">, tamanho nominal de 10 pontos, com 6 pontos de espaço antes e 6 pontos de espaço depois. O resumo deverá ser digitado com número mínimo de 1400 e máximo de 2000 caracteres com espaços, com alinhamento justificado com fonte </text:span><text:span text:style-name="T9">Arial</text:span><text:span text:style-name="T8"> de 1</text:span><text:span text:style-name="T9">0</text:span><text:span text:style-name="T8"> pontos </text:span><text:span text:style-name="T9">e espaçamento simples</text:span><text:span text:style-name="T8">. Organize o resumo de forma a incluir uma pequena introdução, objetivos, metodologia, resultados e a conclusão, mesmo que parcial. Finalize o resumo com no mínimo 3 e no máximo 4 palavras-chaves separadas por ponto, com fonte </text:span><text:span text:style-name="T9">Arial</text:span><text:span text:style-name="T8"> de 1</text:span><text:span text:style-name="T9">0</text:span><text:span text:style-name="T8"> pontos, como exemplificado abaixo. Se o resumo for aprovado para apresentação, seus autores deverão submeter uma versão final, </text:span><text:span text:style-name="T9">identificada,</text:span><text:span text:style-name="T8"> contemplando todas as observações realizadas pela comissão de avaliação.</text:span></text:p>
            <text:p text:style-name="P6"/>
          </table:table-cell>
        </table:table-row>
      </table:table>
      <text:p text:style-name="P2"><text:span text:style-name="T1"/></text:p>
      <text:p text:style-name="P10"><text:span text:style-name="T4">PALAVRAS-CHAVE</text:span>: Iniciação à Docência. Iniciação Acadêmica. Extensã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Author" style:family="paragraph" style:parent-style-name="Standard" style:default-outline-level="">
      <style:paragraph-properties fo:margin-top="0.1665in" fo:margin-bottom="0in" style:contextual-spacing="false" fo:text-align="center" style:justify-single-word="false">
        <style:tab-stops>
          <style:tab-stop style:position="0.5in"/>
        </style:tab-stops>
      </style:paragraph-properties>
      <style:text-properties style:font-name="Times" fo:font-family="Times, 'Times New Roman'" style:font-family-generic="roman" style:font-pitch="variable" fo:font-size="12pt" fo:language="en" fo:country="US" fo:font-weight="bold" style:font-size-asian="12pt" style:language-asian="zh" style:country-asian="CN" style:font-weight-asian="bold" style:font-name-complex="Times1" style:font-family-complex="Times, 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in" fo:text-indent="0.5417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992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7T11:13:56.94</meta:creation-date>
    <dc:date>2024-08-27T18:56:27.256687128</dc:date>
    <meta:editing-duration>PT11M20S</meta:editing-duration>
    <meta:editing-cycles>5</meta:editing-cycles>
    <meta:generator>LibreOffice/24.2.5.2$Linux_X86_64 LibreOffice_project/420$Build-2</meta:generator>
    <meta:document-statistic meta:table-count="1" meta:image-count="0" meta:object-count="0" meta:page-count="1" meta:paragraph-count="6" meta:word-count="339" meta:character-count="2073" meta:non-whitespace-character-count="1739"/>
  </office:meta>
</office:document-meta>
</file>